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073d4" officeooo:paragraph-rsid="001073d4"/>
    </style:style>
    <style:style style:name="P2" style:family="paragraph" style:parent-style-name="Standard">
      <style:text-properties officeooo:rsid="001115e3" officeooo:paragraph-rsid="001115e3"/>
    </style:style>
    <style:style style:name="P3" style:family="paragraph" style:parent-style-name="Standard">
      <style:text-properties officeooo:rsid="0012038c" officeooo:paragraph-rsid="0012038c"/>
    </style:style>
    <style:style style:name="P4" style:family="paragraph" style:parent-style-name="Standard">
      <style:text-properties officeooo:rsid="0013bb26" officeooo:paragraph-rsid="0013bb26"/>
    </style:style>
    <style:style style:name="P5" style:family="paragraph" style:parent-style-name="Standard">
      <style:text-properties officeooo:rsid="0014352e" officeooo:paragraph-rsid="0014352e"/>
    </style:style>
    <style:style style:name="P6" style:family="paragraph" style:parent-style-name="Standard">
      <style:text-properties officeooo:rsid="00148e50" officeooo:paragraph-rsid="00148e50"/>
    </style:style>
    <style:style style:name="P7" style:family="paragraph" style:parent-style-name="Standard">
      <style:text-properties officeooo:rsid="00148e50" officeooo:paragraph-rsid="001115e3"/>
    </style:style>
    <style:style style:name="P8" style:family="paragraph" style:parent-style-name="Standard">
      <style:text-properties officeooo:rsid="001586b1" officeooo:paragraph-rsid="001586b1"/>
    </style:style>
    <style:style style:name="T1" style:family="text">
      <style:text-properties officeooo:rsid="0014352e"/>
    </style:style>
    <style:style style:name="T2" style:family="text">
      <style:text-properties officeooo:rsid="001547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Introduction</text:p>
      <text:p text:style-name="P8">asd</text:p>
      <text:p text:style-name="P8">asd</text:p>
      <text:p text:style-name="P8">asd</text:p>
      <text:p text:style-name="P8"/>
      <text:p text:style-name="P8">Design</text:p>
      <text:p text:style-name="P8">asd</text:p>
      <text:p text:style-name="P8">asd</text:p>
      <text:p text:style-name="P8">asd</text:p>
      <text:p text:style-name="P8"/>
      <text:p text:style-name="P8">Testing</text:p>
      <text:p text:style-name="P8">asd</text:p>
      <text:p text:style-name="P8">asd</text:p>
      <text:p text:style-name="P8">asd</text:p>
      <text:p text:style-name="P8"/>
      <text:p text:style-name="P8">Conclusions</text:p>
      <text:p text:style-name="P8">asd</text:p>
      <text:p text:style-name="P8">asd</text:p>
      <text:p text:style-name="P8">as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73d4" officeooo:paragraph-rsid="001073d4"/>
    </style:style>
    <style:style style:name="MT1" style:family="text">
      <style:text-properties officeooo:rsid="0015470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D:200009281<text:tab/>CS4303: P1<text:tab/><text:span text:style-name="MT1">12/02/202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1:42:34.098930922</meta:creation-date>
    <dc:date>2024-02-12T14:12:19.936907492</dc:date>
    <meta:editing-duration>PT47M40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20" meta:character-count="106" meta:non-whitespace-character-count="103"/>
  </office:meta>
</office:document-meta>
</file>